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sBeanDefinitionParser.getIncludePatterns( Element interceptor , String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ceptorsBeanDefinitionParser.parse( Element element , Parse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